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2" style:family="paragraph" style:parent-style-name="Quotations">
      <style:paragraph-properties fo:margin-left="0cm" fo:margin-right="0cm" fo:widows="1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 officeooo:rsid="000c3cc5" officeooo:paragraph-rsid="000c3cc5"/>
    </style:style>
    <style:style style:name="P4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style:text-position="33% 80%"/>
    </style:style>
    <style:style style:name="T2" style:family="text">
      <style:text-properties fo:font-size="11.25pt" fo:font-style="normal" fo:font-weight="bold"/>
    </style:style>
    <style:style style:name="T3" style:family="text">
      <style:text-properties fo:font-size="11.2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ork out the first ten digits of the sum of the following one-hundred 50-digit numbers.</text:p>
      <text:p text:style-name="P4">37107287533902102798797998220837590246510135740250<text:line-break/>46376937677490009712648124896970078050417018260538<text:line-break/>74324986199524741059474233309513058123726617309629<text:line-break/>91942213363574161572522430563301811072406154908250<text:line-break/>23067588207539346171171980310421047513778063246676<text:line-break/>89261670696623633820136378418383684178734361726757<text:line-break/>28112879812849979408065481931592621691275889832738<text:line-break/>44274228917432520321923589422876796487670272189318<text:line-break/>47451445736001306439091167216856844588711603153276<text:line-break/>70386486105843025439939619828917593665686757934951<text:line-break/>62176457141856560629502157223196586755079324193331<text:line-break/>64906352462741904929101432445813822663347944758178<text:line-break/>92575867718337217661963751590579239728245598838407<text:line-break/>58203565325359399008402633568948830189458628227828<text:line-break/>80181199384826282014278194139940567587151170094390<text:line-break/>35398664372827112653829987240784473053190104293586<text:line-break/>86515506006295864861532075273371959191420517255829<text:line-break/>71693888707715466499115593487603532921714970056938<text:line-break/>54370070576826684624621495650076471787294438377604<text:line-break/>53282654108756828443191190634694037855217779295145<text:line-break/>36123272525000296071075082563815656710885258350721<text:line-break/>45876576172410976447339110607218265236877223636045<text:line-break/>17423706905851860660448207621209813287860733969412<text:line-break/>81142660418086830619328460811191061556940512689692<text:line-break/>51934325451728388641918047049293215058642563049483<text:line-break/>62467221648435076201727918039944693004732956340691<text:line-break/>15732444386908125794514089057706229429197107928209<text:line-break/>55037687525678773091862540744969844508330393682126<text:line-break/>18336384825330154686196124348767681297534375946515<text:line-break/>80386287592878490201521685554828717201219257766954<text:line-break/>78182833757993103614740356856449095527097864797581<text:line-break/>16726320100436897842553539920931837441497806860984<text:line-break/>48403098129077791799088218795327364475675590848030<text:line-break/>87086987551392711854517078544161852424320693150332<text:line-break/>59959406895756536782107074926966537676326235447210<text:line-break/>69793950679652694742597709739166693763042633987085<text:line-break/>41052684708299085211399427365734116182760315001271<text:line-break/>65378607361501080857009149939512557028198746004375<text:line-break/>35829035317434717326932123578154982629742552737307<text:line-break/>94953759765105305946966067683156574377167401875275<text:line-break/>88902802571733229619176668713819931811048770190271<text:line-break/>25267680276078003013678680992525463401061632866526<text:line-break/><text:soft-page-break/>36270218540497705585629946580636237993140746255962<text:line-break/>24074486908231174977792365466257246923322810917141<text:line-break/>91430288197103288597806669760892938638285025333403<text:line-break/>34413065578016127815921815005561868836468420090470<text:line-break/>23053081172816430487623791969842487255036638784583<text:line-break/>11487696932154902810424020138335124462181441773470<text:line-break/>63783299490636259666498587618221225225512486764533<text:line-break/>67720186971698544312419572409913959008952310058822<text:line-break/>95548255300263520781532296796249481641953868218774<text:line-break/>76085327132285723110424803456124867697064507995236<text:line-break/>37774242535411291684276865538926205024910326572967<text:line-break/>23701913275725675285653248258265463092207058596522<text:line-break/>29798860272258331913126375147341994889534765745501<text:line-break/>18495701454879288984856827726077713721403798879715<text:line-break/>38298203783031473527721580348144513491373226651381<text:line-break/>34829543829199918180278916522431027392251122869539<text:line-break/>40957953066405232632538044100059654939159879593635<text:line-break/>29746152185502371307642255121183693803580388584903<text:line-break/>41698116222072977186158236678424689157993532961922<text:line-break/>62467957194401269043877107275048102390895523597457<text:line-break/>23189706772547915061505504953922979530901129967519<text:line-break/>86188088225875314529584099251203829009407770775672<text:line-break/>11306739708304724483816533873502340845647058077308<text:line-break/>82959174767140363198008187129011875491310547126581<text:line-break/>97623331044818386269515456334926366572897563400500<text:line-break/>42846280183517070527831839425882145521227251250327<text:line-break/>55121603546981200581762165212827652751691296897789<text:line-break/>32238195734329339946437501907836945765883352399886<text:line-break/>75506164965184775180738168837861091527357929701337<text:line-break/>62177842752192623401942399639168044983993173312731<text:line-break/>32924185707147349566916674687634660915035914677504<text:line-break/>99518671430235219628894890102423325116913619626622<text:line-break/>73267460800591547471830798392868535206946944540724<text:line-break/>76841822524674417161514036427982273348055556214818<text:line-break/>97142617910342598647204516893989422179826088076852<text:line-break/>87783646182799346313767754307809363333018982642090<text:line-break/>10848802521674670883215120185883543223812876952786<text:line-break/>71329612474782464538636993009049310363619763878039<text:line-break/>62184073572399794223406235393808339651327408011116<text:line-break/>66627891981488087797941876876144230030984490851411<text:line-break/>60661826293682836764744779239180335110989069790714<text:line-break/>85786944089552990653640447425576083659976645795096<text:line-break/>66024396409905389607120198219976047599490197230297<text:line-break/>64913982680032973156037120041377903785566085089252<text:line-break/><text:soft-page-break/>16730939319872750275468906903707539413042652315011<text:line-break/>94809377245048795150954100921645863754710598436791<text:line-break/>78639167021187492431995700641917969777599028300699<text:line-break/>15368713711936614952811305876380278410754449733078<text:line-break/>40789923115535562561142322423255033685442488917353<text:line-break/>44889911501440648020369068063960672322193204149535<text:line-break/>41503128880339536053299340368006977710650566631954<text:line-break/>81234880673210146739058568557934581403627822703280<text:line-break/>82616570773948327592232845941706525094512325230608<text:line-break/>22918802058777319719839450180888072429661980811197<text:line-break/>77158542502016545090413245809786882778948721859617<text:line-break/>72107838435069186155435662884062257473692284509516<text:line-break/>20849603980134001723930671666823555245252804609722<text:line-break/>53503534226472524250874054075591789781264330331690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3:45.743000000</meta:creation-date>
    <dc:date>2015-06-06T18:49:56.991000000</dc:date>
    <meta:editing-duration>PT5M8S</meta:editing-duration>
    <meta:editing-cycles>7</meta:editing-cycles>
    <meta:generator>LibreOffice/4.4.3.2$Windows_x86 LibreOffice_project/88805f81e9fe61362df02b9941de8e38a9b5fd16</meta:generator>
    <meta:document-statistic meta:table-count="0" meta:image-count="0" meta:object-count="0" meta:page-count="3" meta:paragraph-count="2" meta:word-count="115" meta:character-count="5186" meta:non-whitespace-character-count="5073"/>
  </office:meta>
</office:document-meta>
</file>